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/>
          <table:table-cell office:value-type="string">
            <text:p>TF – 1</text:p>
          </table:table-cell>
          <table:table-cell office:value-type="string">
            <text:p>TF – 2</text:p>
          </table:table-cell>
          <table:table-cell office:value-type="string">
            <text:p>TF – 3 </text:p>
          </table:table-cell>
          <table:table-cell table:number-columns-repeated="2"/>
          <table:table-cell office:value-type="string">
            <text:p>Unigram</text:p>
          </table:table-cell>
          <table:table-cell office:value-type="string">
            <text:p>Bigram</text:p>
          </table:table-cell>
          <table:table-cell office:value-type="string">
            <text:p>Trigram</text:p>
          </table:table-cell>
        </table:table-row>
        <table:table-row table:style-name="ro1">
          <table:table-cell/>
          <table:table-cell office:value-type="string">
            <text:p>Linear SVM</text:p>
          </table:table-cell>
          <table:table-cell office:value-type="float" office:value="85.24">
            <text:p>85.24</text:p>
          </table:table-cell>
          <table:table-cell table:number-columns-repeated="2" office:value-type="float" office:value="85.96">
            <text:p>85.96</text:p>
          </table:table-cell>
          <table:table-cell/>
          <table:table-cell office:value-type="string">
            <text:p>Linear SVM</text:p>
          </table:table-cell>
          <table:table-cell office:value-type="float" office:value="84.86">
            <text:p>84.86</text:p>
          </table:table-cell>
          <table:table-cell office:value-type="float" office:value="85.58">
            <text:p>85.58</text:p>
          </table:table-cell>
          <table:table-cell office:value-type="float" office:value="85.56">
            <text:p>85.56</text:p>
          </table:table-cell>
        </table:table-row>
        <table:table-row table:style-name="ro1">
          <table:table-cell/>
          <table:table-cell office:value-type="string">
            <text:p>Naive Bayes</text:p>
          </table:table-cell>
          <table:table-cell office:value-type="float" office:value="82.12">
            <text:p>82.12</text:p>
          </table:table-cell>
          <table:table-cell office:value-type="float" office:value="82.26">
            <text:p>82.26</text:p>
          </table:table-cell>
          <table:table-cell office:value-type="float" office:value="82.06">
            <text:p>82.06</text:p>
          </table:table-cell>
          <table:table-cell/>
          <table:table-cell office:value-type="string">
            <text:p>Naive Bayes</text:p>
          </table:table-cell>
          <table:table-cell office:value-type="float" office:value="79.68">
            <text:p>79.68</text:p>
          </table:table-cell>
          <table:table-cell table:number-columns-repeated="2" office:value-type="float" office:value="83.32">
            <text:p>83.32</text:p>
          </table:table-cell>
        </table:table-row>
        <table:table-row table:style-name="ro1">
          <table:table-cell/>
          <table:table-cell office:value-type="string">
            <text:p>SGD LR</text:p>
          </table:table-cell>
          <table:table-cell table:number-columns-repeated="3" office:value-type="float" office:value="82.06">
            <text:p>82.06</text:p>
          </table:table-cell>
          <table:table-cell/>
          <table:table-cell office:value-type="string">
            <text:p>SGD LR</text:p>
          </table:table-cell>
          <table:table-cell office:value-type="float" office:value="81.88">
            <text:p>81.88</text:p>
          </table:table-cell>
          <table:table-cell table:number-columns-repeated="2" office:value-type="float" office:value="82.44">
            <text:p>82.4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>
            <draw:frame table:end-cell-address="Sheet1.H26" table:end-x="0.193cm" table:end-y="0.31cm" draw:z-index="1" draw:style-name="gr1" draw:text-style-name="P1" svg:width="15.999cm" svg:height="8.999cm" svg:x="0cm" svg:y="0.343cm">
              <draw:object draw:notify-on-update-of-ranges="Sheet1.B1:Sheet1.B1 Sheet1.B2:Sheet1.B4 Sheet1.C1:Sheet1.C1 Sheet1.C2:Sheet1.C4 Sheet1.D1:Sheet1.D1 Sheet1.D2:Sheet1.D4 Sheet1.E1:Sheet1.E1 Sheet1.E2:Sheet1.E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O26" table:end-x="0.178cm" table:end-y="0.254cm" draw:z-index="0" draw:style-name="gr1" draw:text-style-name="P1" svg:width="15.999cm" svg:height="8.999cm" svg:x="2.244cm" svg:y="0.287cm">
              <draw:object draw:notify-on-update-of-ranges="Sheet1.G2:Sheet1.G4 Sheet1.H1:Sheet1.H1 Sheet1.H2:Sheet1.H4 Sheet1.I1:Sheet1.I1 Sheet1.I2:Sheet1.I4 Sheet1.J1:Sheet1.J1 Sheet1.J2:Sheet1.J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6">
          <table:table-cell table:number-columns-repeated="10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([.I33:.I44])" office:value-type="float" office:value="1000">
            <text:p>10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2015-12-09</text:date>, <text:time>15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Tas</meta:initial-creator>
    <meta:creation-date>2015-12-09T14:32:33.63</meta:creation-date>
    <dc:date>2015-12-09T15:52:29.10</dc:date>
    <dc:creator>Simone Tas</dc:creator>
    <meta:editing-duration>PT45M12S</meta:editing-duration>
    <meta:editing-cycles>4</meta:editing-cycles>
    <meta:generator>OpenOffice/4.0.1$Win32 OpenOffice.org_project/401m5$Build-9714</meta:generator>
    <meta:document-statistic meta:table-count="3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Arimo" style:font-style-name="Bold" fo:font-size="12pt" fo:font-weight="bold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54cm" svg:y="0.316cm" chart:style-name="ch2">
          <text:p>Accuracy Comparrison for Sentiment Analysis Methods</text:p>
        </chart:title>
        <chart:subtitle svg:x="4.122cm" svg:y="0.75cm" chart:style-name="ch3">
          <text:p>Using Movie Review Data and Different -grams</text:p>
        </chart:subtitle>
        <chart:legend svg:x="13.603cm" svg:y="3.518cm" style:legend-expansion="custom" chartooo:width="2.187cm" chartooo:height="1.672cm" style:legend-expansion-aspect-ratio="1.30801435406699" chart:style-name="ch4"/>
        <chart:plot-area chart:style-name="ch5" table:cell-range-address="Sheet1.G1:Sheet1.J4" chart:data-source-has-labels="both" svg:x="1.356cm" svg:y="1.399cm" svg:width="11.973cm" svg:height="6.814cm">
          <chartooo:coordinate-region svg:x="1.977cm" svg:y="1.611cm" svg:width="11.352cm" svg:height="5.929cm"/>
          <chart:axis chart:dimension="x" chart:name="primary-x" chart:style-name="ch6" chartooo:axis-type="auto">
            <chartooo:date-scale/>
            <chart:title svg:x="5.573cm" svg:y="8.155cm" chart:style-name="ch7">
              <text:p>Sentiment Analysis Methods</text:p>
            </chart:title>
            <chart:categories table:cell-range-address="Sheet1.G2:Sheet1.G4"/>
            <chart:grid chart:style-name="ch8" chart:class="major"/>
          </chart:axis>
          <chart:axis chart:dimension="y" chart:name="primary-y" chart:style-name="ch9">
            <chart:title svg:x="0.052cm" svg:y="6.371cm" chart:style-name="ch10">
              <text:p>Accuracy Percentage
(%)</text:p>
            </chart:title>
            <chart:grid chart:style-name="ch8" chart:class="major"/>
          </chart:axis>
          <chart:series chart:style-name="ch11" chart:values-cell-range-address="Sheet1.H2:Sheet1.H4" chart:label-cell-address="Sheet1.H1:Sheet1.H1" chart:class="chart:bar">
            <chart:data-point chart:repeated="3"/>
          </chart:series>
          <chart:series chart:style-name="ch12" chart:values-cell-range-address="Sheet1.I2:Sheet1.I4" chart:label-cell-address="Sheet1.I1:Sheet1.I1" chart:class="chart:bar">
            <chart:data-point chart:repeated="3"/>
          </chart:series>
          <chart:series chart:style-name="ch13" chart:values-cell-range-address="Sheet1.J2:Sheet1.J4" chart:label-cell-address="Sheet1.J1:Sheet1.J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gram</text:p>
                <draw:g>
                  <svg:desc>Sheet1.H1:Sheet1.H1</svg:desc>
                </draw:g>
              </table:table-cell>
              <table:table-cell office:value-type="string">
                <text:p>Bigram</text:p>
                <draw:g>
                  <svg:desc>Sheet1.I1:Sheet1.I1</svg:desc>
                </draw:g>
              </table:table-cell>
              <table:table-cell office:value-type="string">
                <text:p>Trigram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ear SVM</text:p>
                <draw:g>
                  <svg:desc>Sheet1.G2:Sheet1.G4</svg:desc>
                </draw:g>
              </table:table-cell>
              <table:table-cell office:value-type="float" office:value="84.86">
                <text:p>84.86</text:p>
                <draw:g>
                  <svg:desc>Sheet1.H2:Sheet1.H4</svg:desc>
                </draw:g>
              </table:table-cell>
              <table:table-cell office:value-type="float" office:value="85.58">
                <text:p>85.58</text:p>
                <draw:g>
                  <svg:desc>Sheet1.I2:Sheet1.I4</svg:desc>
                </draw:g>
              </table:table-cell>
              <table:table-cell office:value-type="float" office:value="85.56">
                <text:p>85.56</text:p>
                <draw:g>
                  <svg:desc>Sheet1.J2:Sheet1.J4</svg:desc>
                </draw:g>
              </table:table-cell>
            </table:table-row>
            <table:table-row>
              <table:table-cell office:value-type="string">
                <text:p>Naive Bayes</text:p>
              </table:table-cell>
              <table:table-cell office:value-type="float" office:value="79.68">
                <text:p>79.68</text:p>
              </table:table-cell>
              <table:table-cell office:value-type="float" office:value="83.32">
                <text:p>83.32</text:p>
              </table:table-cell>
              <table:table-cell office:value-type="float" office:value="83.32">
                <text:p>83.32</text:p>
              </table:table-cell>
            </table:table-row>
            <table:table-row>
              <table:table-cell office:value-type="string">
                <text:p>SGD LR</text:p>
              </table:table-cell>
              <table:table-cell office:value-type="float" office:value="81.88">
                <text:p>81.88</text:p>
              </table:table-cell>
              <table:table-cell office:value-type="float" office:value="82.44">
                <text:p>82.44</text:p>
              </table:table-cell>
              <table:table-cell office:value-type="float" office:value="82.44">
                <text:p>82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Arimo" style:font-style-name="Bold" fo:font-size="12pt" fo:font-weight="bold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34cm" svg:y="0.316cm" chart:style-name="ch2">
          <text:p>Accuracy Comparison for Sentiment Analysis Methods</text:p>
        </chart:title>
        <chart:subtitle svg:x="3.105cm" svg:y="0.86cm" chart:style-name="ch3">
          <text:p>Using Movie Reviews and Different Term Frequencies</text:p>
        </chart:subtitle>
        <chart:legend chart:legend-position="end" svg:x="14.16cm" svg:y="3.664cm" style:legend-expansion="high" chart:style-name="ch4"/>
        <chart:plot-area chart:style-name="ch5" table:cell-range-address="Sheet1.B1:Sheet1.E4" chart:data-source-has-labels="both" svg:x="1.754cm" svg:y="1.551cm" svg:width="11.763cm" svg:height="6.506cm">
          <chartooo:coordinate-region svg:x="2.375cm" svg:y="1.764cm" svg:width="11.142cm" svg:height="5.621cm"/>
          <chart:axis chart:dimension="x" chart:name="primary-x" chart:style-name="ch6" chartooo:axis-type="auto">
            <chartooo:date-scale/>
            <chart:title svg:x="5.735cm" svg:y="8.058cm" chart:style-name="ch7">
              <text:p>Sentiment Analysis Methods</text:p>
            </chart:title>
            <chart:categories table:cell-range-address="Sheet1.B2:Sheet1.B4"/>
            <chart:grid chart:style-name="ch8" chart:class="major"/>
          </chart:axis>
          <chart:axis chart:dimension="y" chart:name="primary-y" chart:style-name="ch9">
            <chart:title svg:x="0.45cm" svg:y="6.369cm" chart:style-name="ch10">
              <text:p>Accuracy Percentage
(%)</text:p>
            </chart:title>
            <chart:grid chart:style-name="ch8" chart:class="major"/>
          </chart:axis>
          <chart:series chart:style-name="ch11" chart:values-cell-range-address="Sheet1.C2:Sheet1.C4" chart:label-cell-address="Sheet1.C1:Sheet1.C1" chart:class="chart:bar">
            <chart:data-point chart:repeated="3"/>
          </chart:series>
          <chart:series chart:style-name="ch12" chart:values-cell-range-address="Sheet1.D2:Sheet1.D4" chart:label-cell-address="Sheet1.D1:Sheet1.D1" chart:class="chart:bar">
            <chart:data-point chart:repeated="3"/>
          </chart:series>
          <chart:series chart:style-name="ch13" chart:values-cell-range-address="Sheet1.E2:Sheet1.E4" chart:label-cell-address="Sheet1.E1:Sheet1.E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F – 1</text:p>
                <draw:g>
                  <svg:desc>Sheet1.C1:Sheet1.C1</svg:desc>
                </draw:g>
              </table:table-cell>
              <table:table-cell office:value-type="string">
                <text:p>TF – 2</text:p>
                <draw:g>
                  <svg:desc>Sheet1.D1:Sheet1.D1</svg:desc>
                </draw:g>
              </table:table-cell>
              <table:table-cell office:value-type="string">
                <text:p>TF – 3 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ear SVM</text:p>
                <draw:g>
                  <svg:desc>Sheet1.B2:Sheet1.B4</svg:desc>
                </draw:g>
              </table:table-cell>
              <table:table-cell office:value-type="float" office:value="85.24">
                <text:p>85.24</text:p>
                <draw:g>
                  <svg:desc>Sheet1.C2:Sheet1.C4</svg:desc>
                </draw:g>
              </table:table-cell>
              <table:table-cell office:value-type="float" office:value="85.96">
                <text:p>85.96</text:p>
                <draw:g>
                  <svg:desc>Sheet1.D2:Sheet1.D4</svg:desc>
                </draw:g>
              </table:table-cell>
              <table:table-cell office:value-type="float" office:value="85.96">
                <text:p>85.96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Naive Bayes</text:p>
              </table:table-cell>
              <table:table-cell office:value-type="float" office:value="82.12">
                <text:p>82.12</text:p>
              </table:table-cell>
              <table:table-cell office:value-type="float" office:value="82.26">
                <text:p>82.26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SGD LR</text:p>
              </table:table-cell>
              <table:table-cell office:value-type="float" office:value="82.06">
                <text:p>82.06</text:p>
              </table:table-cell>
              <table:table-cell office:value-type="float" office:value="82.06">
                <text:p>82.06</text:p>
              </table:table-cell>
              <table:table-cell office:value-type="float" office:value="82.06">
                <text:p>82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